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1.954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co18"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Status" style:data-style-name="N100">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0"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1"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option form:label="Forno:  Comprimento = 100, Largura = 100, Altura = 300" form:current-selected="true"/>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sobre a Última Config. Aber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1.954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16"/>
          <table:table-cell/>
          <table:table-cell office:value-type="string" calcext:value-type="string" table:number-columns-spanned="11" table:number-rows-spanned="1">
            <text:p>Forno: <text:s/>Comprimento = 100, Largura = 100, Altura = 3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office:value-type="string" calcext:value-type="string">
            <text:p>100</text:p>
          </table:table-cell>
          <table:table-cell table:style-name="ce2" office:value-type="string" calcext:value-type="string">
            <text:p>Largura (cm):</text:p>
          </table:table-cell>
          <table:table-cell table:style-name="ce31" office:value-type="string" calcext:value-type="string" table:number-columns-spanned="2" table:number-rows-spanned="1">
            <text:p>100</text:p>
          </table:table-cell>
          <table:covered-table-cell table:style-name="ce29"/>
          <table:table-cell table:style-name="ce2" office:value-type="string" calcext:value-type="string" table:number-columns-spanned="2" table:number-rows-spanned="1">
            <text:p>Altura (cm):</text:p>
          </table:table-cell>
          <table:covered-table-cell/>
          <table:table-cell table:style-name="ce31" office:value-type="string" calcext:value-type="string" table:number-columns-spanned="3" table:number-rows-spanned="1">
            <text:p>300</text:p>
          </table:table-cell>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office:value-type="string" calcext:value-type="string" table:number-columns-spanned="9" table:number-rows-spanned="1">
            <text:p>15 10 5</text:p>
          </table:table-cell>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8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4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4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1.954cm" table:end-y="0.9cm" draw:z-index="5" draw:name="Controle 1" draw:style-name="gr2" draw:text-style-name="P2" svg:width="7.842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4cm" svg:height="0.9cm" svg:x="0cm" svg:y="0cm" draw:control="control19"/>
            <draw:control table:end-cell-address="Forno.K10" table:end-x="2.341cm" table:end-y="0.9cm" draw:z-index="19" draw:name="Controle 19" draw:style-name="gr7" draw:text-style-name="P2" svg:width="3.944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842cm" svg:height="0.9cm" svg:x="0cm" svg:y="0cm" draw:control="control8"/>
          </table:table-cell>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bulinho</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8</text:p>
          </table:table-cell>
          <table:table-cell table:style-name="ce12"/>
          <table:table-cell table:style-name="ce15" office:value-type="string" calcext:value-type="string" table:number-columns-spanned="3" table:number-rows-spanned="1">
            <text:p>10</text:p>
          </table:table-cell>
          <table:covered-table-cell table:style-name="ce15" office:value-type="string" calcext:value-type="string">
            <text:p>8</text:p>
          </table:covered-table-cell>
          <table:covered-table-cell table:style-name="ce15" office:value-type="string" calcext:value-type="string">
            <text:p>MsgBox(Eu)</text:p>
          </table:covered-table-cell>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842cm" svg:height="0.9cm" svg:x="0cm" svg:y="0cm" draw:control="control21"/>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15</text:p>
          </table:table-cell>
          <table:table-cell table:style-name="ce12" office:value-type="string" calcext:value-type="string">
            <text:p>20</text:p>
          </table:table-cell>
          <table:table-cell table:style-name="ce15" office:value-type="string" calcext:value-type="string" table:number-columns-spanned="3" table:number-rows-spanned="1">
            <text:p>0</text:p>
          </table:table-cell>
          <table:covered-table-cell table:style-name="ce15" office:value-type="string" calcext:value-type="string">
            <text:p>8</text:p>
          </table:covered-table-cell>
          <table:covered-table-cell table:style-name="ce15" office:value-type="string" calcext:value-type="string">
            <text:p>MsgBox(Eu)</text:p>
          </table:covered-table-cell>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6" draw:name="Controle 8" draw:style-name="gr2" draw:text-style-name="P2" svg:width="7.842cm" svg:height="0.9cm" svg:x="0cm" svg:y="0cm" draw:control="control7"/>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15" office:value-type="string" calcext:value-type="string" table:number-columns-spanned="3" table:number-rows-spanned="1">
            <text:p>10</text:p>
          </table:table-cell>
          <table:covered-table-cell table:style-name="ce15" office:value-type="string" calcext:value-type="string">
            <text:p>8</text:p>
          </table:covered-table-cell>
          <table:covered-table-cell table:style-name="ce15" office:value-type="string" calcext:value-type="string">
            <text:p>MsgBox(Eu)</text:p>
          </table:covered-table-cell>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9" draw:name="Controle 13" draw:style-name="gr5" draw:text-style-name="P2" svg:width="7.842cm" svg:height="0.899cm" svg:x="0cm" svg:y="0cm" draw:control="control11"/>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5</text:p>
          </table:table-cell>
          <table:table-cell table:style-name="ce12" office:value-type="string" calcext:value-type="string">
            <text:p>20</text:p>
          </table:table-cell>
          <table:table-cell table:style-name="ce12"/>
          <table:table-cell table:style-name="ce15" office:value-type="string" calcext:value-type="string" table:number-columns-spanned="3" table:number-rows-spanned="1">
            <text:p>15</text:p>
          </table:table-cell>
          <table:covered-table-cell table:style-name="ce15" office:value-type="string" calcext:value-type="string">
            <text:p>20</text:p>
          </table:covered-table-cell>
          <table:covered-table-cell table:style-name="ce15" office:value-type="string" calcext:value-type="string">
            <text:p>MsgBox(Eu")</text:p>
          </table:covered-table-cell>
          <table:table-cell table:style-name="ce40"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30</text:p>
          </table:table-cell>
          <table:table-cell table:style-name="ce12" office:value-type="string" calcext:value-type="string">
            <text:p>20</text:p>
          </table:table-cell>
          <table:table-cell table:style-name="ce12"/>
          <table:table-cell table:style-name="ce15" office:value-type="string" calcext:value-type="string" table:number-columns-spanned="3" table:number-rows-spanned="1">
            <text:p>30</text:p>
          </table:table-cell>
          <table:covered-table-cell table:style-name="ce15" office:value-type="string" calcext:value-type="string">
            <text:p>20</text:p>
          </table:covered-table-cell>
          <table:covered-table-cell table:style-name="ce15"/>
          <table:table-cell table:style-name="ce40"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842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842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8" table:default-cell-style-name="Default"/>
        <table:table-column table:style-name="co17" table:number-columns-repeated="6" table:default-cell-style-name="ce41"/>
        <table:table-column table:style-name="co17" table:number-columns-repeated="3" table:default-cell-style-name="Default"/>
        <table:table-column table:style-name="co17" table:number-columns-repeated="2" table:default-cell-style-name="ce41"/>
        <table:table-row table:style-name="ro3">
          <table:table-cell office:value-type="string" calcext:value-type="string">
            <text:p>Forno: <text:s/>Comprimento = 100, Largura = 100, Altura = 300</text:p>
          </table:table-cell>
          <table:table-cell table:number-columns-repeated="2" office:value-type="string" calcext:value-type="string">
            <text:p>100</text:p>
          </table:table-cell>
          <table:table-cell office:value-type="string" calcext:value-type="string">
            <text:p>300</text:p>
          </table:table-cell>
          <table:table-cell office:value-type="string" calcext:value-type="string">
            <text:p>15</text:p>
          </table:table-cell>
          <table:table-cell office:value-type="string" calcext:value-type="string">
            <text:p>10</text:p>
          </table:table-cell>
          <table:table-cell office:value-type="string" calcext:value-type="string">
            <text:p>5</text:p>
          </table:table-cell>
          <table:table-cell table:number-columns-repeated="5"/>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01T20:58:11.895888915</dc:date>
    <meta:editing-duration>P4DT2H44S</meta:editing-duration>
    <meta:editing-cycles>5669</meta:editing-cycles>
    <meta:document-statistic meta:table-count="2" meta:cell-count="92"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IsChangingKiln = changingKilnData
End Function


'If there is no execution control set, than another action can be executed
Function CanExecuteAction()
	CanExecuteAction = (Not IsChangingKiln()) And (Not IsSolvingKilnProblem())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canChange = True
	actionsAreBlocked = False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lse
		firstCell = GetFirstCellObjFromNamedRange()
		firstCellColumn = GetCellColumnIndex(firstCell)
		firstCellRow = GetCellRowIndex(firstCell)
		
		lastCell = GetLastCellObjFromNamedRange()
		lastCellColumn = GetCellColumnIndex(lastCell)
		lastCellRow = GetCellRowIndex(lastCell)
		
		column = firstCellColumn
		While column &lt;= lastCellColumn
			row = firstCellRow
			While row &lt;= lastCellRow
				cell = GetCellObjectByIndex(row, column)
				VerifyValue(cell)
				cell = GetCellNextRowSameColumn()
				row = GetCellRowIndex()
			WEnd
			cell = GetCellSameRowNextColumn()
			column = GetCellColumnIndex()
		Wend
	EndIf
	
End Function

'Activate when cell is selected
Function LockCellSelection()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nd Function

'Execute a macro of a cell
Function ExecuteCellAction(cell As Object)

	PrepareExecution()
	DisableAllButtons()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nableAllButtons()
		FinishExecution()
		Exit Function
	EndIf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SetSelectionToButtonCell(buttonShape)

	listBoxObj = GetKilnListBox()
	kilnName = listBoxObj.CurrentValue
	
	If (kilnName = "") Then
		MsgBox("Escolha um forno para alterar")
		FinishExecution()
		Exit Function
	EndIf
	
	DisableAllButtons()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WriteList(buttonShape As Object) As String

	UpdateItemsCounters()
	
	textToWrite = GetCurrentListAsString()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Stop
	EndIf

	WriteTextFile(filePath, textToWrite)
	pathString = ConvertASCIIPathAccentedLetters(filePath)
	MsgBox("Arquivo salvo em " &amp; pathString &amp; ".")
	
	pathLastModifiedList = filePath
	WriteList = filePath
	
End Function


Function WriteListLastOpened(buttonShape As Object)

	UpdateItemsCounters()
	
	SetSelectionToButtonCell(buttonShape)
	
	textToWrite = GetCurrentListAsString()
	
'	filePath = GetSaveAsFilePathFromUser("Salvar Lista como", GetSavedListsPath())
	
	canceled = False
	picked = False
	
	answer = MsgBox("Tem certeza que deseja sobrescrever a última lista carregada/salva?", MB_YESNO)
	If (answer &lt;&gt; IDYES) Then
		MsgBox("Operação cancelada.")
		Exit Function
	EndIf
	
	If Replace(pathLastModifiedList, " ", "") = "" Then
		MsgBox("Nenhum arquivo foi aberto desde a última inicialização da aplicação. Escolha um novo nome para o arquivo.")
		pathLastModifiedList = WriteList(buttonShape)
	Else
		pathString = ConvertASCIIPathAccentedLetters(pathLastModifiedList)
		WriteTextFile(pathLastModifiedList, textToWrite)
		MsgBox("Arquivo salvo em " &amp; pathString &amp; ".")
	EndIf
	
End Function



Function ReadList(buttonShape As Object)

	PrepareExecution()
	
	SetSelectionToButtonCell(buttonShape)
	
	filePath = GetFileToReadPathFromUser("Escolha a configuração a ser carregada", GetSavedListsPath())

	If (filePath = "") Then
		MsgBox("Operação Cancelada! Arquivo não selecionado.")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FinishExecution()

End Function


Function EraseSavedList(buttonShape As Object)

	PrepareExecution()

	filePath = GetFileToReadPathFromUser("Escolha Lista a ser carregada", GetSavedListsPath())

	If (filePath = "") Then
		FinishExecution()
		Exit Function
	EndIf 
	
	pathString = ConvertASCIIPathAccentedLetters(filePath)
	answer = MsgBox("Tem certeza que deseja apagar o arquivo " &amp; pathString &amp; "?", MB_YESNO)
	
	If (answer &lt;&gt; IDYES) Then
		FinishExecution()
		Exit Function
	EndIf
	
	EraseFile(filePath)
	
	pathLastModifiedList = ""
	
	MsgBox("Arquivo apagado.")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EnableAllButtons()
	StartedSolvingKilnProblem()
	
	AllowSolverExecutionAndWriting()

	UpdateItemsCounters()
	
	If (nItems = 0) Then
		MsgBox("Não há peças na lista.")
		EndedSolvingKilnProblem()
		FinishExecution()
		Exit Function
	EndIf

	Dim ui As Object
	

	listAsText = GetCurrentListAsString()
	
	If (Not HasItems(listAsText)) Then
		MsgBox("Operação Cancelada! Nenhuma peça tem quantidade maior que zero.")
		EndedSolvingKilnProblem()
		FinishExecution()
		Exit Function
	EndIf 

	kilnDataAsText = GetSelectedKilnInfoAsText()
	If (kilnDataAsText = "" Or kilnDataAsText = "0") Then
		MsgBox("Selecione um forno para colocar as peças")
		EndedSolvingKilnProblem()
		FinishExecution()
		Exit Function
	EndIf

	DisableAllButtons()
	
	GlobalScope.BasicLibraries.loadLibrary("ScriptForge")
	ui = CreateScriptService("UI")
	msgText = "Observação: há a possibilidade do aplicativo dizer que está travado, "
	msgText = msgText &amp; Chr(10)
	msgText = msgText &amp; "porém é devido a dificuldade de solução do problema."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Forno")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cellObj = GetCellObjectByIndex(itemRow, i)
			LockCell(cellObj)
		EndIf
	Next i

	nItems = nItems - 1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